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333333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width="0.03cm" svg:stroke-color="#333333" draw:marker-start-width="0.245cm" draw:marker-end-width="0.245cm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cm" svg:stroke-color="#333333" draw:marker-start-width="0.245cm" draw:marker-end-width="0.245cm" draw:fill="none" draw:fill-color="#ffffff" fo:min-height="0.523cm"/>
    </style:style>
    <style:style style:name="gr4" style:family="graphic" style:parent-style-name="standard">
      <style:graphic-properties draw:stroke="solid" draw:stroke-dash="Fine_20_Dashed_20__28_var_29_" svg:stroke-width="0.02cm" svg:stroke-color="#333333" draw:marker-start-width="0.23cm" draw:marker-end-width="0.23cm" draw:fill="none" draw:fill-color="#333333" draw:textarea-horizontal-align="justify" draw:textarea-vertical-align="middle" draw:auto-grow-height="false" fo:padding-top="-0.365cm" fo:padding-bottom="-0.365cm" fo:padding-left="-0.24cm" fo:padding-right="-0.24cm"/>
    </style:style>
    <style:style style:name="gr5" style:family="graphic" style:parent-style-name="standard">
      <style:graphic-properties draw:stroke="none" svg:stroke-color="#333333" draw:fill="none" draw:textarea-horizontal-align="justify" draw:textarea-vertical-align="middle" draw:auto-grow-height="false"/>
    </style:style>
    <style:style style:name="gr6" style:family="graphic" style:parent-style-name="standard" style:list-style-name="L2">
      <style:graphic-properties draw:stroke="none" svg:stroke-color="#333333" draw:fill="none" draw:fill-color="#ffffff" fo:min-height="0.5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Lato" fo:font-size="18pt" style:font-size-asian="18pt" style:font-size-complex="18pt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paragraph-properties fo:line-height="100%" fo:text-align="center"/>
      <style:text-properties fo:color="#333333" style:font-name="Lato Light" fo:font-size="12pt" style:font-size-asian="12pt" style:font-size-complex="12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.1cm" fo:margin-bottom="0.1cm" fo:line-height="100%" fo:text-align="center" fo:text-indent="0cm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.1cm" fo:margin-bottom="0.1cm" fo:line-height="100%" fo:text-align="center" fo:text-indent="0cm"/>
      <style:text-properties fo:color="#333333" style:text-outline="false" style:text-line-through-style="none" style:font-name="Lato Light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33333" style:font-name="Lato" fo:font-size="18pt" style:font-size-asian="18pt" style:font-size-complex="18pt"/>
    </style:style>
    <style:style style:name="T2" style:family="text">
      <style:text-properties fo:color="#333333" style:font-name="Lato Light" fo:font-size="12pt" style:font-size-asian="12pt" style:font-size-complex="12pt"/>
    </style:style>
    <style:style style:name="T3" style:family="text">
      <style:text-properties fo:color="#333333" style:text-outline="false" style:text-line-through-style="none" style:font-name="Lato Light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cm" svg:height="1.498cm" svg:x="0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3cm" svg:height="1cm" svg:x="0.4cm" svg:y="5.1cm">
          <text:p text:style-name="P1"><text:span text:style-name="T1">Platform as a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3cm" svg:height="0.773cm" svg:x="0.4cm" svg:y="5.927cm">
          <draw:text-box>
            <text:p text:style-name="P3"><text:span text:style-name="T2">web server, database, runtime, development tools, monitoring</text:span></text:p>
          </draw:text-box>
        </draw:frame>
        <draw:custom-shape draw:style-name="gr4" draw:text-style-name="P1" draw:layer="layout" svg:width="0.4cm" svg:height="1.4cm" svg:x="6.7cm" svg:y="2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13cm" svg:height="1.498cm" svg:x="0.4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3cm" svg:height="1cm" svg:x="0.4cm" svg:y="6.6cm">
          <text:p text:style-name="P1"><text:span text:style-name="T1">Infrastucture as a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3cm" svg:height="0.773cm" svg:x="0.4cm" svg:y="7.427cm">
          <draw:text-box>
            <text:p text:style-name="P3"><text:span text:style-name="T2">servers, network, storage, load balancers, firewalls, virtual machines</text:span></text:p>
          </draw:text-box>
        </draw:frame>
        <draw:custom-shape draw:style-name="gr1" draw:text-style-name="P1" draw:layer="layout" svg:width="13cm" svg:height="1.498cm" svg:x="0.4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3cm" svg:height="1cm" svg:x="0.4cm" svg:y="3.6cm">
          <text:p text:style-name="P5"><text:span text:style-name="T1">Software as a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3cm" svg:height="1.498cm" svg:x="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3cm" svg:height="1cm" svg:x="0.4cm" svg:y="0.4cm">
          <text:p text:style-name="P5"><text:span text:style-name="T1">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3cm" svg:height="0.773cm" svg:x="0.4cm" svg:y="1.227cm">
          <draw:text-box>
            <text:p text:style-name="P6"><text:span text:style-name="T3">web browser, mobile app, thin client</text:span></text:p>
          </draw:text-box>
        </draw:frame>
        <draw:frame draw:style-name="gr3" draw:text-style-name="P4" draw:layer="layout" svg:width="13cm" svg:height="0.773cm" svg:x="0.4cm" svg:y="4.427cm">
          <draw:text-box>
            <text:p text:style-name="P3"><text:span text:style-name="T2">web application, web service, virtual deskt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ato" svg:font-family="Lato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7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</meta:initial-creator>
    <meta:creation-date>2014-03-31T14:04:19.431312176</meta:creation-date>
    <dc:date>2014-06-24T21:58:51.749358760</dc:date>
    <dc:creator>Daniel </dc:creator>
    <meta:editing-duration>PT11M2S</meta:editing-duration>
    <meta:editing-cycles>3</meta:editing-cycles>
    <meta:generator>LibreOffice/4.1.3.2$Linux_X86_64 LibreOffice_project/410m0$Build-2</meta:generator>
    <meta:document-statistic meta:object-count="13"/>
  </office:meta>
</office:document-meta>
</file>